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3.8307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owerMeTerBO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BOM PowerMeeter</text:p>
          </table:table-cell>
          <table:table-cell table:style-name="ce2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style-name="ce2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6002-xSN</text:p>
          </table:table-cell>
          <table:table-cell office:value-type="string" calcext:value-type="string">
            <text:p>SOIC-8_3.9x4.9mm_P1.27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TO-252-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,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0R</text:p>
          </table:table-cell>
          <table:table-cell office:value-type="string" calcext:value-type="string">
            <text:p>R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13,R11,R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6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7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R_0805_2012Metr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lps_RK09K_Verti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,J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RND_205-00012_1x02_P5.00mm_Horizont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Molex_KK-254_AE-6410-06A_1x06_P2.54mm_Vertical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PowerMeTerBOM.A6:PowerMeTerBOM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21:59:29.112559395</dc:date>
    <meta:editing-duration>PT4M14S</meta:editing-duration>
    <meta:editing-cycles>3</meta:editing-cycles>
    <meta:generator>LibreOffice/7.3.7.2$Linux_X86_64 LibreOffice_project/30$Build-2</meta:generator>
    <meta:document-statistic meta:table-count="1" meta:cell-count="86" meta:object-count="0"/>
  </office:meta>
</office:document-meta>
</file>